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automatic-styles>
    <style:style style:name="P1" style:family="paragraph" style:parent-style-name="Standard">
      <style:paragraph-properties fo:text-align="center" style:justify-single-word="false"/>
      <style:text-properties style:font-name="Times New Roman" fo:font-size="20pt" style:text-underline-style="solid" style:text-underline-width="auto" style:text-underline-color="font-color" fo:font-weight="bold" officeooo:rsid="0019f94a" officeooo:paragraph-rsid="0019f94a"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Times New Roman" fo:font-size="18pt" style:text-underline-style="none" fo:font-weight="normal" officeooo:rsid="0019f94a" officeooo:paragraph-rsid="0019f94a"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style:font-name="Times New Roman" fo:font-size="16pt" style:text-underline-style="none" fo:font-weight="normal" officeooo:rsid="0019f94a" officeooo:paragraph-rsid="0019f94a" style:font-size-asian="16pt" style:font-weight-asian="normal" style:font-size-complex="16pt" style:font-weight-complex="normal"/>
    </style:style>
    <style:style style:name="P4" style:family="paragraph" style:parent-style-name="Standard">
      <style:paragraph-properties fo:text-align="start" style:justify-single-word="false"/>
      <style:text-properties style:font-name="Times New Roman" fo:font-size="16pt" style:text-underline-style="none" fo:font-weight="normal" officeooo:rsid="0019f9f8" officeooo:paragraph-rsid="0019f9f8" style:font-size-asian="16pt" style:font-weight-asian="normal" style:font-size-complex="16pt" style:font-weight-complex="normal"/>
    </style:style>
    <style:style style:name="P5" style:family="paragraph" style:parent-style-name="Standard">
      <style:paragraph-properties fo:text-align="start" style:justify-single-word="false"/>
      <style:text-properties style:font-name="Times New Roman" fo:font-size="16pt" style:text-underline-style="none" fo:font-weight="normal" officeooo:rsid="001a2627" officeooo:paragraph-rsid="001a2627" style:font-size-asian="16pt" style:font-weight-asian="normal" style:font-size-complex="16pt" style:font-weight-complex="normal"/>
    </style:style>
    <style:style style:name="P6" style:family="paragraph" style:parent-style-name="Standard">
      <style:paragraph-properties fo:text-align="start" style:justify-single-word="false"/>
      <style:text-properties style:font-name="Times New Roman" fo:font-size="16pt" style:text-underline-style="none" fo:font-weight="bold" officeooo:rsid="0019f94a" officeooo:paragraph-rsid="0019f94a"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Times New Roman" fo:font-size="16pt" style:text-underline-style="none" fo:font-weight="bold" officeooo:rsid="0019f9f8" officeooo:paragraph-rsid="0019f9f8"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Times New Roman" fo:font-size="16pt" style:text-underline-style="none" fo:font-weight="bold" officeooo:rsid="001a2627" officeooo:paragraph-rsid="001a2627" style:font-size-asian="16pt" style:font-weight-asian="bold" style:font-size-complex="16pt" style:font-weight-complex="bold"/>
    </style:style>
    <style:style style:name="P9" style:family="paragraph" style:parent-style-name="Standard" style:list-style-name="L1">
      <style:paragraph-properties fo:text-align="start" style:justify-single-word="false"/>
      <style:text-properties style:font-name="Times New Roman" fo:font-size="16pt" style:text-underline-style="none" fo:font-weight="normal" officeooo:rsid="0019f94a" officeooo:paragraph-rsid="0019f94a" style:font-size-asian="16pt" style:font-weight-asian="normal" style:font-size-complex="16pt" style:font-weight-complex="normal"/>
    </style:style>
    <style:style style:name="P10" style:family="paragraph" style:parent-style-name="Standard" style:list-style-name="L2">
      <style:paragraph-properties fo:text-align="start" style:justify-single-word="false"/>
      <style:text-properties style:font-name="Times New Roman" fo:font-size="16pt" style:text-underline-style="none" fo:font-weight="normal" officeooo:rsid="001a2627" officeooo:paragraph-rsid="001a2627"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font-name="Times New Roman" fo:font-size="16pt" style:text-underline-style="none" fo:font-weight="normal" officeooo:rsid="001a2627" officeooo:paragraph-rsid="001a2627"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style:font-name="Times New Roman" fo:font-size="16pt" style:text-underline-style="none" fo:font-weight="normal" officeooo:rsid="001b42ae" officeooo:paragraph-rsid="001b42ae"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style:font-name="Times New Roman" fo:font-size="16pt" style:text-underline-style="none" fo:font-weight="bold" officeooo:rsid="001a2627" officeooo:paragraph-rsid="001a2627"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variant="normal" fo:text-transform="none" fo:color="#1f2328" loext:opacity="100%" style:font-name="Times New Roman" fo:font-size="16pt" fo:letter-spacing="normal" fo:font-style="normal" style:text-underline-style="none" fo:font-weight="bold" officeooo:rsid="001a2627" officeooo:paragraph-rsid="001a2627"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variant="normal" fo:text-transform="none" fo:color="#1f2328" loext:opacity="100%" style:font-name="Times New Roman" fo:font-size="16pt" fo:letter-spacing="normal" fo:font-style="normal" style:text-underline-style="none" fo:font-weight="normal" officeooo:rsid="001a2627" officeooo:paragraph-rsid="001a2627"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style:font-name="Times New Roman" fo:font-size="16pt" style:text-underline-style="none" fo:font-weight="normal" officeooo:rsid="001b42ae" officeooo:paragraph-rsid="001b42ae" style:font-size-asian="16pt" style:font-weight-asian="normal" style:font-size-complex="16pt" style:font-weight-complex="normal"/>
    </style:style>
    <style:style style:name="P17" style:family="paragraph" style:parent-style-name="Standard" style:list-style-name="L3">
      <style:paragraph-properties fo:text-align="start" style:justify-single-word="false"/>
      <style:text-properties style:font-name="Times New Roman" fo:font-size="16pt" style:text-underline-style="none" fo:font-weight="normal" officeooo:rsid="001b42ae" officeooo:paragraph-rsid="001b42ae" style:font-size-asian="16pt" style:font-weight-asian="normal" style:font-size-complex="16pt" style:font-weight-complex="normal"/>
    </style:style>
    <style:style style:name="P18" style:family="paragraph" style:parent-style-name="Standard" style:list-style-name="L4">
      <style:paragraph-properties fo:text-align="start" style:justify-single-word="false"/>
      <style:text-properties style:font-name="Times New Roman" fo:font-size="16pt" style:text-underline-style="none" fo:font-weight="normal" officeooo:rsid="001b42ae" officeooo:paragraph-rsid="001b42ae" style:font-size-asian="16pt" style:font-weight-asian="normal" style:font-size-complex="16pt" style:font-weight-complex="normal"/>
    </style:style>
    <style:style style:name="P19" style:family="paragraph" style:parent-style-name="Standard" style:list-style-name="L5">
      <style:paragraph-properties fo:text-align="start" style:justify-single-word="false"/>
      <style:text-properties style:font-name="Times New Roman" fo:font-size="16pt" style:text-underline-style="none" fo:font-weight="normal" officeooo:rsid="001b42ae" officeooo:paragraph-rsid="001b42ae"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style:font-name="Times New Roman" fo:font-size="16pt" style:text-underline-style="none" fo:font-weight="bold" officeooo:rsid="001b42ae" officeooo:paragraph-rsid="001b42ae" style:font-size-asian="16pt" style:font-weight-asian="bold" style:font-size-complex="16pt" style:font-weight-complex="bold"/>
    </style:style>
    <style:style style:name="T1" style:family="text">
      <style:text-properties fo:font-variant="normal" fo:text-transform="none" fo:color="#1f2328" loext:opacity="100%" fo:letter-spacing="normal" fo:font-style="normal"/>
    </style:style>
    <style:style style:name="T2" style:family="text">
      <style:text-properties fo:font-variant="normal" fo:text-transform="none" fo:color="#1f2328" loext:opacity="100%" fo:letter-spacing="normal" fo:font-style="normal" fo:font-weight="normal" style:font-weight-asian="normal" style:font-weight-complex="normal"/>
    </style:style>
    <style:style style:name="T3" style:family="text">
      <style:text-properties officeooo:rsid="001b42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NDAS ASSIGNMENT</text:p>
      <text:p text:style-name="P2"/>
      <text:p text:style-name="P6"><text:span text:style-name="T1">Q1. How do you load a CSV file into a Pandas Data Frame?</text:span> </text:p>
      <text:p text:style-name="P3">Ans: The basic process of loading a CSV (Comma separated value) file into a Pandas data frame is achieved using “read_csv” functions in Pandas.</text:p>
      <text:p text:style-name="P3">E.g.: import pandas as pd</text:p>
      <text:p text:style-name="P3"><text:s text:c="8"/>data=pd.read_csv(“filename.csv”)</text:p>
      <text:p text:style-name="P3"/>
      <text:p text:style-name="P6"><text:span text:style-name="T1">Q2. How do you check the data type of a column in a Pandas Data Frame?</text:span> </text:p>
      <text:p text:style-name="P3">Ans: To check the data type in Pandas DataFrame we can use the “dtype” attribute. The attribute returns the series with <text:s/>data type of each column, and the columns name of data frame <text:s/>are represented as the index of resultant series object and the corresponding data types are returned as values of the series object.</text:p>
      <text:p text:style-name="P3">e.g.: df[‘DataFrame column’].dtypes</text:p>
      <text:p text:style-name="P3"/>
      <text:p text:style-name="P6"><text:span text:style-name="T1">Q3. How do you select rows from a Pandas DataFrame based on a condition?</text:span> </text:p>
      <text:p text:style-name="P3">Ans: To select the rows from a Pandas DataFrame based on a condition, the following methods can be used:</text:p>
      <text:list text:style-name="L1">
        <text:list-item>
          <text:p text:style-name="P9">Using []:</text:p>
          <text:p text:style-name="P9">e.g.: df[2:4]</text:p>
        </text:list-item>
        <text:list-item>
          <text:p text:style-name="P9">Using loc[]:</text:p>
          <text:p text:style-name="P9">e.g.: df.iloc[2:4]</text:p>
        </text:list-item>
        <text:list-item>
          <text:p text:style-name="P9">Using DataFrame.query()</text:p>
        </text:list-item>
      </text:list>
      <text:p text:style-name="P3"/>
      <text:p text:style-name="P6"><text:span text:style-name="T1">Q4. How do you rename columns in a Pandas DataFrame?</text:span> </text:p>
      <text:p text:style-name="P3">Ans: The column in a Pandas DataFrame can be renamed by using the “rename()” function.</text:p>
      <text:p text:style-name="P3">e.g.: df.rename(columns={“old_column_value” : “New_column_value”})</text:p>
      <text:p text:style-name="P3"/>
      <text:p text:style-name="P3"/>
      <text:p text:style-name="P6"><text:span text:style-name="T1">Q5. How do you drop columns in a Pandas DataFrame?</text:span> </text:p>
      <text:p text:style-name="P3">Ans: To drop a column in Pandas DataFrame we can use DataFrame.drop() method. It returns the new DataFrame after dropping the columns.</text:p>
      <text:p text:style-name="P3"/>
      <text:p text:style-name="P3"/>
      <text:p text:style-name="P3"/>
      <text:p text:style-name="P6"><text:soft-page-break/><text:span text:style-name="T1">Q6. How do you find the unique values in a column of a Pandas Data Frame?</text:span> </text:p>
      <text:p text:style-name="P4">Ans: To find the unique values in a column of a Pandas DataFrame we can use the “unique()” method. This function is simply appended to the end of the column name and it returns the unique values as output from a particular DataFrame.</text:p>
      <text:p text:style-name="P4">e.g.: df[‘Column_name’].unique()</text:p>
      <text:p text:style-name="P4"/>
      <text:p text:style-name="P4"/>
      <text:p text:style-name="P7"><text:span text:style-name="T1">Q7. How do you find the number of missing values in each column of a Pandas DataFrame?</text:span> </text:p>
      <text:p text:style-name="P4">Ans: The number of missing values in each column of a Pandas DataFrame can be found by using “isnull()” and “sum()” functions together.</text:p>
      <text:p text:style-name="P4">e.g.: df.isnull().sum()</text:p>
      <text:p text:style-name="P4">It returns series of column names along with sum of missing values in each column.</text:p>
      <text:p text:style-name="P4"/>
      <text:p text:style-name="P4"/>
      <text:p text:style-name="P7"><text:span text:style-name="T1">Q8. How do you fill missing values in a Pandas DataFrame with a specific value?</text:span> </text:p>
      <text:p text:style-name="P4">Ans: We can fill the missing values in a Pandas DataFrame with a specific value by using fillna(), replace() and interpolate() functions, by using them we may fill null values in a DataFrame with any suitable alternate values.</text:p>
      <text:p text:style-name="P4"/>
      <text:p text:style-name="P4"/>
      <text:p text:style-name="P7"><text:span text:style-name="T1">Q9. How do you concatenate two Pandas Data Frames?</text:span> </text:p>
      <text:p text:style-name="P4">Ans: The two Pandas DataFrames can be concatenated simply by using concat() function from pandas library.</text:p>
      <text:p text:style-name="P4"/>
      <text:p text:style-name="P4"/>
      <text:p text:style-name="P7"><text:span text:style-name="T1">Q10. How do you merge two Pandas DataFrames on a specific column?</text:span> </text:p>
      <text:p text:style-name="P4">Ans: To merge the two Pandas DataFrames on a specific column we can simply use the “merge” function by specifying columns to be merged.</text:p>
      <text:p text:style-name="P4">e.g.: df1.merge(df2[[‘Name’, ‘Age’]])</text:p>
      <text:p text:style-name="P4"/>
      <text:p text:style-name="P4"/>
      <text:p text:style-name="P4"/>
      <text:p text:style-name="P7"><text:soft-page-break/><text:span text:style-name="T1">Q11. How do you group data in a Pandas DataFrame by a specific column and apply an aggregation function?</text:span> </text:p>
      <text:p text:style-name="P5">Ans: To group data in a Pandas DataFrame by a specific column we use DataFrame.groupby() function. This function returns the DataFrame groupby object and the aggregate() function is used to calculate the sum. </text:p>
      <text:p text:style-name="P5"/>
      <text:p text:style-name="P5"/>
      <text:p text:style-name="P8"><text:span text:style-name="T1">Q12. How do you pivot a Pandas DataFrame?</text:span> </text:p>
      <text:p text:style-name="P5">Ans: we can use the pivot() function to pivot a Pandas DataFrame to reshape the DataFrame organised by <text:s/>given index and column values. However, the function does not support data aggregation.</text:p>
      <text:p text:style-name="P5"/>
      <text:p text:style-name="P5"/>
      <text:p text:style-name="P8"><text:span text:style-name="T1">Q13. How do you change the data type of a column in a Pandas DataFrame?</text:span> </text:p>
      <text:p text:style-name="P5">Ans: We can change the data type of a column in a pandas Dataframe by following ways:</text:p>
      <text:list text:style-name="L2">
        <text:list-item>
          <text:p text:style-name="P10">to_numeric:</text:p>
          <text:p text:style-name="P10">To change non numeric object into an integer or floating point number can be done by using pandas.to_numeric().</text:p>
        </text:list-item>
        <text:list-item>
          <text:p text:style-name="P10">astype():</text:p>
          <text:p text:style-name="P10">This method enables to be explicit about the data type we want our data frame to have.</text:p>
        </text:list-item>
        <text:list-item>
          <text:p text:style-name="P10">infer_objects():</text:p>
          <text:p text:style-name="P10">It is a utility method to convert object columns holding Python objects to a Pandas.</text:p>
        </text:list-item>
        <text:list-item>
          <text:p text:style-name="P10">convert_dtypes():</text:p>
          <text:p text:style-name="P10">It is used to convert the series and data frames columns to the best possible dtypes.</text:p>
        </text:list-item>
      </text:list>
      <text:p text:style-name="P5"/>
      <text:p text:style-name="P8"/>
      <text:p text:style-name="P14">Q14. How do you sort a Pandas DataFrame by a specific column?</text:p>
      <text:p text:style-name="P15">Ans: To sort a Pandas DataFrame by a specific column we can use “sort_values()” function. It will return a new DataFrame sorted in ascending order by default. It does not modify the original DataFrame. However, the DataFrame can also be sorted in the descending order.</text:p>
      <text:p text:style-name="P8"/>
      <text:p text:style-name="P8"/>
      <text:p text:style-name="P8"/>
      <text:p text:style-name="P8"><text:soft-page-break/><text:span text:style-name="T1">Q15. How do you create a copy of a Pandas DataFrame? </text:span><text:s/></text:p>
      <text:p text:style-name="P5">Ans: We can create a copy of a Pandas DataFrame by using the copy() method. By default the copy is the “deep copy” meaning that any changes made in original DataFrame will not be reflected in the copy.</text:p>
      <text:p text:style-name="P5"/>
      <text:p text:style-name="P5"/>
      <text:p text:style-name="P8"><text:span text:style-name="T1">Q16. How do you filter rows of a Pandas DataFrame by multiple conditions?</text:span> </text:p>
      <text:p text:style-name="P5">Ans: <text:span text:style-name="T3">To filter the rows of a Pandas DataFrame by multiple conditions we can make the use of the “loc” function. The loc function in Pandas can be used to access groups of rows or columns by label. </text:span></text:p>
      <text:p text:style-name="P12">e.g.: DataFrame.loc[] along with the conditions. Each condition should be surrounded with the bracket.</text:p>
      <text:p text:style-name="P12"/>
      <text:p text:style-name="P12"/>
      <text:p text:style-name="P20"><text:span text:style-name="T1">Q17. How do you calculate the mean of a column in a Pandas DataFrame?</text:span> </text:p>
      <text:p text:style-name="P12">Ans: We can calculate the mean of a column in a Pandas DataFrame by using “pandas.DataFrame.mean()” method. We can calculate the mean along a required axis or through the complete DataFrame.</text:p>
      <text:p text:style-name="P12"/>
      <text:p text:style-name="P12"/>
      <text:p text:style-name="P20"><text:span text:style-name="T1">Q18. How do you calculate the standard deviation of a column in a Pandas DataFrame?</text:span> </text:p>
      <text:p text:style-name="P12">Ans: To calculate the standard deviation of a column in a Pandas DataFrame we can use the “dataframe.std()” function and it’ll return the sample standard deviation over the requested axis.</text:p>
      <text:p text:style-name="P12"/>
      <text:p text:style-name="P12"/>
      <text:p text:style-name="P20"><text:span text:style-name="T1">Q19. How do you calculate the correlation between two columns in a Pandas DataFrame?</text:span> </text:p>
      <text:p text:style-name="P12">Ans: We can use the “.corr()” method to get or calculate the correlation between the two columns in a Pandas DataFrame.</text:p>
      <text:p text:style-name="P12">e.g.: df[col1].corr(df[col2])</text:p>
      <text:p text:style-name="P12">It is used to find the pairwise correlation of all columns in the DataFrame.</text:p>
      <text:p text:style-name="P12"/>
      <text:p text:style-name="P12"/>
      <text:p text:style-name="P12"/>
      <text:p text:style-name="P20"><text:soft-page-break/><text:span text:style-name="T1">Q20. How do you select specific columns in a DataFrame using their labels?</text:span> </text:p>
      <text:p text:style-name="P12">Ans: To select the specific columns in a DataFrame using their labels we can use the following methods:</text:p>
      <text:list text:style-name="L3">
        <text:list-item>
          <text:p text:style-name="P17">Selecting one column by Name “df.loc[:,’column1’]”.</text:p>
        </text:list-item>
        <text:list-item>
          <text:p text:style-name="P17">Selecting multiple columns by name <text:s text:c="43"/>“df.loc[:,[‘column1’,’column2’,’column3’]]”.</text:p>
        </text:list-item>
        <text:list-item>
          <text:p text:style-name="P17">Select columns in range by Name df.loc[:,’column2’:’column4’].</text:p>
        </text:list-item>
      </text:list>
      <text:p text:style-name="P12"/>
      <text:p text:style-name="P12"/>
      <text:p text:style-name="P20"><text:span text:style-name="T1">Q21. How do you select specific rows in a DataFrame using their indexes?</text:span> </text:p>
      <text:p text:style-name="P12">Ans: We can select specific rows in a DataFrame using their indexes by using “df.iloc[n]”, where “n” is the index.</text:p>
      <text:p text:style-name="P12"/>
      <text:p text:style-name="P12"/>
      <text:p text:style-name="P20"><text:span text:style-name="T1">Q22. How do you sort a DataFrame by a specific column?</text:span> </text:p>
      <text:p text:style-name="P12">Ans: To sort a DataFrame by a specific column we can use “sort_values()”. By default this will return a new DataFrame sorted in ascending order.</text:p>
      <text:p text:style-name="P12"/>
      <text:p text:style-name="P12"/>
      <text:p text:style-name="P20"><text:span text:style-name="T1">Q23. How do you create a new column in a DataFrame based on the values of another column?</text:span> </text:p>
      <text:p text:style-name="P12">Ans: We can create a new column in a DataFrame based on the values of another column by using:</text:p>
      <text:list text:style-name="L4">
        <text:list-item>
          <text:p text:style-name="P18">df.assign()</text:p>
        </text:list-item>
        <text:list-item>
          <text:p text:style-name="P18">df.apply()</text:p>
        </text:list-item>
      </text:list>
      <text:p text:style-name="P12">and return a new DataFrame after adding a new column.</text:p>
      <text:p text:style-name="P12"/>
      <text:p text:style-name="P20"/>
      <text:p text:style-name="P20"><text:span text:style-name="T1">Q24. How do you remove duplicates from a DataFrame?</text:span> </text:p>
      <text:p text:style-name="P12">Ans: The “drop_duplicate()” method is used to remove duplicates from a DataFrame. </text:p>
      <text:p text:style-name="P12"/>
      <text:p text:style-name="P12"/>
      <text:p text:style-name="P20"><text:span text:style-name="T1">Q25. What is the difference between .loc and .iloc in Pandas?</text:span> </text:p>
      <text:p text:style-name="P12">Ans: .loc and .iloc are the two functions of Pandas that are used to slice a dataset in a Pandas DataFrame. </text:p>
      <text:list xml:id="list1085602953" text:style-name="L5">
        <text:list-item>
          <text:p text:style-name="P19"><text:soft-page-break/>.loc is the label based, that means we have to specify rows and columns based on their rows and columns labels and can access multiple columns.</text:p>
        </text:list-item>
        <text:list-item>
          <text:p text:style-name="P19">Whereas, .iloc is used for integer indexing.</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1T13:12:46.275000000</meta:creation-date>
    <dc:date>2023-04-13T15:49:15.439000000</dc:date>
    <meta:editing-duration>PT1H58M55S</meta:editing-duration>
    <meta:editing-cycles>4</meta:editing-cycles>
    <meta:generator>LibreOffice/7.5.0.3$Windows_X86_64 LibreOffice_project/c21113d003cd3efa8c53188764377a8272d9d6de</meta:generator>
    <meta:document-statistic meta:table-count="0" meta:image-count="0" meta:object-count="0" meta:page-count="6" meta:paragraph-count="83" meta:word-count="1237" meta:character-count="7201" meta:non-whitespace-character-count="5984"/>
  </office:meta>
</office:document-meta>
</file>